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Bold" svg:font-family="Courier-Bold" style:font-family-generic="modern"/>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Helvetica1" svg:font-family="Helvetica"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ill Sans" fo:font-size="11pt" style:font-size-asian="9.60000038146973pt" style:font-size-complex="11pt"/>
    </style:style>
    <style:style style:name="P2" style:family="paragraph" style:parent-style-name="Standard">
      <style:paragraph-properties fo:text-align="center" style:justify-single-word="false"/>
      <style:text-properties style:font-name="Gill Sans" fo:font-size="11pt" style:font-size-asian="9.60000038146973pt" style:font-size-complex="11pt"/>
    </style:style>
    <style:style style:name="P3" style:family="paragraph" style:parent-style-name="Standard">
      <style:paragraph-properties fo:text-align="justify" style:justify-single-word="false"/>
      <style:text-properties style:font-name="Gill Sans" fo:font-size="11pt" style:font-size-asian="9.60000038146973pt" style:font-size-complex="11pt"/>
    </style:style>
    <style:style style:name="P4" style:family="paragraph" style:parent-style-name="Standard" style:list-style-name="L3">
      <style:paragraph-properties fo:text-align="justify" style:justify-single-word="false"/>
      <style:text-properties style:font-name="Gill Sans" fo:font-size="11pt" style:font-size-asian="9.60000038146973pt" style:font-size-complex="11pt"/>
    </style:style>
    <style:style style:name="P5" style:family="paragraph" style:parent-style-name="Standard">
      <style:paragraph-properties fo:text-align="center" style:justify-single-word="false"/>
      <style:text-properties style:font-name="Gill Sans" fo:font-size="16pt" style:font-size-asian="16pt" style:font-size-complex="16pt"/>
    </style:style>
    <style:style style:name="P6" style:family="paragraph" style:parent-style-name="Standard">
      <style:paragraph-properties fo:text-align="center" style:justify-single-word="false"/>
      <style:text-properties style:font-name="Gill Sans" fo:font-size="13pt" style:font-size-asian="13pt" style:font-size-complex="13pt"/>
    </style:style>
    <style:style style:name="P7" style:family="paragraph" style:parent-style-name="Standard">
      <style:paragraph-properties fo:text-align="center" style:justify-single-word="false"/>
      <style:text-properties style:font-name="Gill Sans"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1pt" style:font-size-asian="9.60000038146973pt" style:font-size-complex="11pt"/>
    </style:style>
    <style:style style:name="P9" style:family="paragraph" style:parent-style-name="Standard">
      <style:paragraph-properties fo:text-align="justify" style:justify-single-word="false"/>
      <style:text-properties fo:font-size="11pt" style:font-size-asian="11pt" style:font-size-complex="11pt"/>
    </style:style>
    <style:style style:name="P10" style:family="paragraph" style:parent-style-name="Standard">
      <style:paragraph-properties fo:text-align="justify" style:justify-single-word="false"/>
      <style:text-properties fo:font-size="11pt" fo:font-weight="normal" style:font-size-asian="9.60000038146973pt" style:font-weight-asian="normal" style:font-size-complex="11pt" style:font-weight-complex="normal"/>
    </style:style>
    <style:style style:name="P11" style:family="paragraph" style:parent-style-name="Standard" style:list-style-name="L4">
      <style:paragraph-properties fo:text-align="justify" style:justify-single-word="false"/>
      <style:text-properties fo:font-size="11pt" fo:font-weight="normal"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style="normal" fo:font-weight="normal" style:font-size-asian="9.60000038146973pt" style:font-style-asian="normal" style:font-weight-asian="normal" style:font-size-complex="11pt" style:font-style-complex="normal" style:font-weight-complex="normal"/>
    </style:style>
    <style:style style:name="P13" style:family="paragraph" style:parent-style-name="Standard" style:list-style-name="L1">
      <style:paragraph-properties>
        <style:tab-stops>
          <style:tab-stop style:position="5in" style:leader-style="dotted" style:leader-text="."/>
          <style:tab-stop style:position="6in" style:leader-style="dotted" style:leader-text="."/>
          <style:tab-stop style:position="10in" style:leader-style="dotted" style:leader-text="."/>
        </style:tab-stops>
      </style:paragraph-properties>
    </style:style>
    <style:style style:name="P14" style:family="paragraph" style:parent-style-name="Standard" style:list-style-name="L2"/>
    <style:style style:name="P15" style:family="paragraph" style:parent-style-name="Standard">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P17" style:family="paragraph" style:parent-style-name="Standard">
      <style:paragraph-properties style:line-height-at-least="0.2638in" fo:text-align="start" style:justify-single-word="false" style:text-autospace="none"/>
    </style:style>
    <style:style style:name="P18" style:family="paragraph" style:parent-style-name="Standard">
      <style:paragraph-properties fo:margin-left="0in" fo:margin-right="0.6102in" fo:text-align="end" style:justify-single-word="false" fo:text-indent="0in" style:auto-text-indent="false"/>
      <style:text-properties style:font-name="Gill Sans" fo:font-size="11pt" style:font-size-asian="9.60000038146973pt" style:font-size-complex="11pt"/>
    </style:style>
    <style:style style:name="P19" style:family="paragraph" style:parent-style-name="Standard">
      <style:paragraph-properties fo:margin-left="0.5in" fo:margin-right="0in" fo:margin-top="0in" fo:margin-bottom="0.0138in" style:line-height-at-least="0.2638in" fo:text-align="start" style:justify-single-word="false" fo:text-indent="-0.5in" style:auto-text-indent="false" style:text-autospace="none">
        <style:tab-stops>
          <style:tab-stop style:position="-0.3472in"/>
          <style:tab-stop style:position="0in"/>
        </style:tab-stops>
      </style:paragraph-properties>
    </style:style>
    <style:style style:name="P20" style:family="paragraph" style:parent-style-name="Standard">
      <style:paragraph-properties fo:margin-top="0in" fo:margin-bottom="0.0835in" style:line-height-at-least="0.2638in" fo:text-align="start" style:justify-single-word="false" style:text-autospace="none"/>
      <style:text-properties style:use-window-font-color="true" style:font-name="Gill Sans" fo:font-size="10pt" style:font-name-asian="Helvetica" style:font-size-asian="10pt" style:font-name-complex="Helvetica" style:font-size-complex="10pt"/>
    </style:style>
    <style:style style:name="P21" style:family="paragraph" style:parent-style-name="Footer">
      <style:paragraph-properties fo:text-align="end" style:justify-single-word="false"/>
    </style:style>
    <style:style style:name="P22" style:family="paragraph">
      <style:paragraph-properties fo:text-align="center"/>
    </style:style>
    <style:style style:name="P23" style:family="paragraph">
      <style:paragraph-properties fo:text-align="center"/>
      <style:text-properties style:font-name="Gill Sans" fo:font-size="10pt" style:font-size-asian="10pt" style:font-size-complex="10pt"/>
    </style:style>
    <style:style style:name="P24" style:family="paragraph">
      <style:paragraph-properties fo:text-align="center"/>
      <style:text-properties style:font-name="Gill Sans" fo:font-size="10pt" fo:font-weight="bold" style:font-size-asian="10pt" style:font-weight-asian="bold" style:font-size-complex="10pt" style:font-weight-complex="bold"/>
    </style:style>
    <style:style style:name="P25" style:family="paragraph">
      <style:paragraph-properties fo:text-align="center"/>
      <style:text-properties style:font-name="Gill Sans" fo:font-size="8pt" fo:font-weight="bold" style:font-size-asian="8pt" style:font-weight-asian="bold" style:font-size-complex="8pt" style:font-weight-complex="bold"/>
    </style:style>
    <style:style style:name="P26" style:family="paragraph">
      <style:paragraph-properties fo:text-align="center"/>
      <style:text-properties style:font-name="Gill Sans" fo:font-size="11pt" fo:font-weight="bold" style:font-size-asian="11pt" style:font-weight-asian="bold" style:font-size-complex="11pt" style:font-weight-complex="bold"/>
    </style:style>
    <style:style style:name="T1" style:family="text">
      <style:text-properties style:font-name="Gill Sans"/>
    </style:style>
    <style:style style:name="T2" style:family="text">
      <style:text-properties style:font-name="Gill Sans" fo:font-size="11pt" style:font-size-asian="9.60000038146973pt" style:font-size-complex="11pt"/>
    </style:style>
    <style:style style:name="T3" style:family="text">
      <style:text-properties style:font-name="Gill Sans" fo:font-size="11pt" fo:font-weight="bold" style:font-size-asian="9.60000038146973pt" style:font-weight-asian="bold" style:font-size-complex="11pt" style:font-weight-complex="bold"/>
    </style:style>
    <style:style style:name="T4" style:family="text">
      <style:text-properties style:font-name="Gill Sans" fo:font-size="11pt" fo:font-style="italic" style:font-size-asian="9.60000038146973pt" style:font-style-asian="italic" style:font-size-complex="11pt" style:font-style-complex="italic"/>
    </style:style>
    <style:style style:name="T5" style:family="text">
      <style:text-properties style:font-name="Gill Sans" fo:font-size="10pt" style:font-size-asian="10pt" style:font-size-complex="10pt"/>
    </style:style>
    <style:style style:name="T6" style:family="text">
      <style:text-properties style:font-name="Gill Sans" fo:font-size="10pt" fo:font-weight="bold" style:font-size-asian="10pt" style:font-weight-asian="bold" style:font-size-complex="10pt" style:font-weight-complex="bold"/>
    </style:style>
    <style:style style:name="T7" style:family="text">
      <style:text-properties fo:font-size="11pt"/>
    </style:style>
    <style:style style:name="T8" style:family="text">
      <style:text-properties style:font-size-asian="9.60000038146973pt"/>
    </style:style>
    <style:style style:name="T9" style:family="text">
      <style:text-properties style:font-size-complex="11pt"/>
    </style:style>
    <style:style style:name="T10" style:family="text">
      <style:text-properties fo:font-style="italic" style:font-style-asian="italic" style:font-style-complex="itali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size="9pt" fo:font-weight="bold" style:font-size-asian="9pt" style:font-weight-asian="bold" style:font-size-complex="9pt" style:font-weight-complex="bold"/>
    </style:style>
    <style:style style:name="T16" style:family="text">
      <style:text-properties fo:color="#0722c1" style:font-name="Helvetica" fo:font-size="13pt" style:font-name-asian="Helvetica" style:font-size-asian="13pt" style:font-name-complex="Helvetica" style:font-size-complex="13pt"/>
    </style:style>
    <style:style style:name="T17" style:family="text">
      <style:text-properties fo:color="#0722c1" style:font-name="Helvetica" fo:font-size="11pt" style:font-name-asian="Helvetica" style:font-size-asian="11pt" style:font-name-complex="Helvetica" style:font-size-complex="11pt"/>
    </style:style>
    <style:style style:name="T18" style:family="text">
      <style:text-properties fo:color="#0722c1" style:font-name="Helvetica" style:font-name-asian="Helvetica" style:font-name-complex="Helvetica"/>
    </style:style>
    <style:style style:name="T19" style:family="text">
      <style:text-properties fo:color="#0722c1" style:font-name="Helvetica" fo:font-size="10pt" style:font-name-asian="Helvetica" style:font-size-asian="10pt" style:font-name-complex="Helvetica" style:font-size-complex="10pt"/>
    </style:style>
    <style:style style:name="T20" style:family="text">
      <style:text-properties fo:color="#0722c1" fo:font-size="10pt" style:font-name-asian="Helvetica" style:font-size-asian="10pt" style:font-name-complex="Helvetica" style:font-size-complex="10pt"/>
    </style:style>
    <style:style style:name="T21" style:family="text">
      <style:text-properties fo:color="#0722c1" style:font-name="Gill Sans" fo:font-size="10pt" style:font-name-asian="Helvetica" style:font-size-asian="10pt" style:font-name-complex="Helvetica" style:font-size-complex="10pt"/>
    </style:style>
    <style:style style:name="T22" style:family="text">
      <style:text-properties style:use-window-font-color="true" style:font-name="Helvetica" fo:font-size="13pt" style:font-name-asian="Helvetica" style:font-size-asian="13pt" style:font-name-complex="Helvetica" style:font-size-complex="13pt"/>
    </style:style>
    <style:style style:name="T23" style:family="text">
      <style:text-properties style:use-window-font-color="true" style:font-name="Helvetica" style:font-name-asian="Helvetica" style:font-name-complex="Helvetica"/>
    </style:style>
    <style:style style:name="T24" style:family="text">
      <style:text-properties style:use-window-font-color="true" style:font-name="Helvetica" fo:font-size="10pt" style:font-name-asian="Helvetica" style:font-size-asian="10pt" style:font-name-complex="Helvetica" style:font-size-complex="10pt"/>
    </style:style>
    <style:style style:name="T25" style:family="text">
      <style:text-properties style:use-window-font-color="true" fo:font-size="10pt" style:font-name-asian="Helvetica" style:font-size-asian="10pt" style:font-name-complex="Helvetica" style:font-size-complex="10pt"/>
    </style:style>
    <style:style style:name="T26" style:family="text">
      <style:text-properties style:use-window-font-color="true" style:font-name="Gill Sans" fo:font-size="10pt" style:font-name-asian="Helvetica" style:font-size-asian="10pt" style:font-name-complex="Helvetica" style:font-size-complex="10pt"/>
    </style:style>
    <style:style style:name="T27" style:family="text">
      <style:text-properties style:use-window-font-color="true" style:font-name="Gill Sans" fo:font-size="10pt" fo:font-weight="bold" style:font-name-asian="Helvetica" style:font-size-asian="10pt" style:font-weight-asian="bold" style:font-name-complex="Helvetica" style:font-size-complex="10pt" style:font-weight-complex="bold"/>
    </style:style>
    <style:style style:name="T28" style:family="text">
      <style:text-properties style:use-window-font-color="true" style:font-name="Gill Sans" fo:font-size="10pt" fo:font-weight="normal" style:font-name-asian="Helvetica" style:font-size-asian="10pt" style:font-weight-asian="normal" style:font-name-complex="Helvetica" style:font-size-complex="10pt" style:font-weight-complex="normal"/>
    </style:style>
    <style:style style:name="T29" style:family="text">
      <style:text-properties style:use-window-font-color="true" style:font-name="Gill Sans" fo:font-size="10pt" fo:font-style="italic" fo:font-weight="bold" style:font-name-asian="Courier-Bold" style:font-size-asian="10pt" style:font-style-asian="italic" style:font-weight-asian="bold" style:font-name-complex="Courier-Bold" style:font-size-complex="10pt" style:font-style-complex="italic" style:font-weight-complex="bold"/>
    </style:style>
    <style:style style:name="T30" style:family="text">
      <style:text-properties style:use-window-font-color="true" style:font-name="Gill Sans" fo:font-size="10pt" fo:font-style="italic" fo:font-weight="bold" style:font-name-asian="Helvetica" style:font-size-asian="10pt" style:font-style-asian="italic" style:font-weight-asian="bold" style:font-name-complex="Helvetica" style:font-size-complex="10pt" style:font-style-complex="italic" style:font-weight-complex="bold"/>
    </style:style>
    <style:style style:name="T31" style:family="text">
      <style:text-properties style:use-window-font-color="true" style:font-name="Gill Sans" fo:font-size="10pt" fo:font-style="normal" fo:font-weight="bold" style:font-name-asian="Courier-Bold" style:font-size-asian="10pt" style:font-style-asian="normal" style:font-weight-asian="bold" style:font-name-complex="Courier-Bold" style:font-size-complex="10pt" style:font-style-complex="normal" style:font-weight-complex="bold"/>
    </style:style>
    <style:style style:name="T32" style:family="text">
      <style:text-properties style:use-window-font-color="true" style:font-name="Gill Sans" fo:font-weight="bold" style:font-name-asian="Helvetica" style:font-weight-asian="bold" style:font-name-complex="Helvetica" style:font-weight-complex="bold"/>
    </style:style>
    <style:style style:name="T33" style:family="text">
      <style:text-properties style:use-window-font-color="true" style:font-name="Gill Sans" fo:font-weight="bold" style:font-name-asian="Courier-Bold" style:font-weight-asian="bold" style:font-name-complex="Courier-Bold" style:font-weight-complex="bold"/>
    </style:style>
    <style:style style:name="T34" style:family="text">
      <style:text-properties style:use-window-font-color="true" style:font-name="Gill Sans" fo:font-size="11pt" fo:font-weight="bold" style:font-name-asian="Helvetica" style:font-size-asian="11pt" style:font-weight-asian="bold" style:font-name-complex="Helvetica" style:font-size-complex="11pt" style:font-weight-complex="bold"/>
    </style:style>
    <style:style style:name="T35" style:family="text">
      <style:text-properties style:use-window-font-color="true" style:font-name="Gill Sans" fo:font-size="11pt" fo:font-weight="bold" style:font-name-asian="Helvetica" style:font-size-asian="9.60000038146973pt" style:font-weight-asian="bold" style:font-name-complex="Helvetica" style:font-size-complex="11pt" style:font-weight-complex="bold"/>
    </style:style>
    <style:style style:name="T36" style:family="text">
      <style:text-properties style:use-window-font-color="true" style:font-name="Gill Sans" fo:font-size="11pt" fo:font-weight="normal" style:font-name-asian="Helvetica" style:font-size-asian="9.60000038146973pt" style:font-weight-asian="normal" style:font-name-complex="Helvetica" style:font-size-complex="11pt" style:font-weight-complex="normal"/>
    </style:style>
    <style:style style:name="T37" style:family="text">
      <style:text-properties style:use-window-font-color="true" style:font-name="Gill Sans" fo:font-size="11pt" fo:font-style="italic" fo:font-weight="normal" style:font-name-asian="Helvetica" style:font-size-asian="9.60000038146973pt" style:font-style-asian="italic" style:font-weight-asian="normal" style:font-name-complex="Helvetica" style:font-size-complex="11pt" style:font-style-complex="italic" style:font-weight-complex="normal"/>
    </style:style>
    <style:style style:name="T38" style:family="text">
      <style:text-properties style:use-window-font-color="true" style:font-name="Gill Sans" fo:font-size="11pt" fo:font-style="italic" fo:font-weight="bold" style:font-name-asian="Helvetica" style:font-size-asian="9.60000038146973pt" style:font-style-asian="italic" style:font-weight-asian="bold" style:font-name-complex="Helvetica" style:font-size-complex="11pt" style:font-style-complex="italic" style:font-weight-complex="bold"/>
    </style:style>
    <style:style style:name="T39" style:family="text">
      <style:text-properties style:use-window-font-color="true" style:font-name="Gill Sans" fo:font-size="11pt" fo:font-style="normal" fo:font-weight="normal" style:font-name-asian="Courier-Bold" style:font-size-asian="11pt" style:font-style-asian="normal" style:font-weight-asian="normal" style:font-name-complex="Courier-Bold" style:font-size-complex="11pt" style:font-style-complex="normal" style:font-weight-complex="normal"/>
    </style:style>
    <style:style style:name="T40" style:family="text">
      <style:text-properties style:use-window-font-color="true" style:font-name="Gill Sans" fo:font-size="11pt" fo:font-style="normal" fo:font-weight="bold" style:font-name-asian="Courier-Bold" style:font-size-asian="11pt" style:font-style-asian="normal" style:font-weight-asian="bold" style:font-name-complex="Courier-Bold" style:font-size-complex="11pt" style:font-style-complex="normal" style:font-weight-complex="bold"/>
    </style:style>
    <style:style style:name="T41" style:family="text">
      <style:text-properties style:use-window-font-color="true" style:font-name="Gill Sans" fo:font-weight="normal" style:font-name-asian="Helvetica" style:font-weight-asian="normal" style:font-name-complex="Helvetica" style:font-weight-complex="normal"/>
    </style:style>
    <style:style style:name="T42" style:family="text">
      <style:text-properties style:use-window-font-color="true" style:font-name="Gill Sans" fo:font-size="9pt" fo:font-style="italic" fo:font-weight="bold" style:font-name-asian="Helvetica" style:font-size-asian="9pt" style:font-style-asian="italic" style:font-weight-asian="bold" style:font-name-complex="Helvetica" style:font-size-complex="9pt" style:font-style-complex="italic" style:font-weight-complex="bold"/>
    </style:style>
    <style:style style:name="T43" style:family="text">
      <style:text-properties style:use-window-font-color="true" style:font-name="Gill Sans" fo:font-size="9pt" fo:font-style="italic" fo:font-weight="bold" style:font-name-asian="Courier-Bold" style:font-size-asian="9pt" style:font-style-asian="italic" style:font-weight-asian="bold" style:font-name-complex="Courier-Bold" style:font-size-complex="9pt" style:font-style-complex="italic" style:font-weight-complex="bold"/>
    </style:style>
    <style:style style:name="T44" style:family="text">
      <style:text-properties style:use-window-font-color="true" style:font-name="Gill Sans" fo:font-size="9pt" fo:font-weight="bold" style:font-name-asian="Helvetica" style:font-size-asian="9pt" style:font-weight-asian="bold" style:font-name-complex="Helvetica" style:font-size-complex="9pt" style:font-weight-complex="bold"/>
    </style:style>
    <style:style style:name="T45" style:family="text">
      <style:text-properties style:use-window-font-color="true" style:font-name="Gill Sans" fo:font-size="9pt" fo:font-weight="normal" style:font-name-asian="Helvetica" style:font-size-asian="9pt" style:font-weight-asian="normal" style:font-name-complex="Helvetica" style:font-size-complex="9pt" style:font-weight-complex="normal"/>
    </style:style>
    <style:style style:name="T46" style:family="text">
      <style:text-properties style:use-window-font-color="true" style:font-name="Gill Sans" fo:font-size="9pt" fo:font-style="normal" fo:font-weight="normal" style:font-name-asian="Courier-Bold" style:font-size-asian="9pt" style:font-style-asian="normal" style:font-weight-asian="normal" style:font-name-complex="Courier-Bold" style:font-size-complex="9pt" style:font-style-complex="normal" style:font-weight-complex="normal"/>
    </style:style>
    <style:style style:name="T47" style:family="text">
      <style:text-properties style:use-window-font-color="true" style:font-name="Gill Sans" fo:font-size="12pt" fo:font-weight="bold" style:font-name-asian="Courier-Bold" style:font-size-asian="12pt" style:font-weight-asian="bold" style:font-name-complex="Courier-Bold" style:font-size-complex="12pt" style:font-weight-complex="bold"/>
    </style:style>
    <style:style style:name="T48" style:family="text">
      <style:text-properties style:use-window-font-color="true" style:font-name="Gill Sans" fo:font-size="12pt" fo:font-style="italic" fo:font-weight="bold" style:font-name-asian="Courier-Bold" style:font-size-asian="12pt" style:font-style-asian="italic" style:font-weight-asian="bold" style:font-name-complex="Courier-Bold" style:font-size-complex="12pt" style:font-style-complex="italic" style:font-weight-complex="bold"/>
    </style:style>
    <style:style style:name="T49" style:family="text">
      <style:text-properties style:use-window-font-color="true" style:font-name="Gill Sans" fo:font-size="12pt" fo:font-style="italic" fo:font-weight="normal" style:font-name-asian="Courier-Bold" style:font-size-asian="12pt" style:font-style-asian="italic" style:font-weight-asian="normal" style:font-name-complex="Courier-Bold" style:font-size-complex="12pt" style:font-style-complex="italic" style:font-weight-complex="normal"/>
    </style:style>
    <style:style style:name="T50" style:family="text">
      <style:text-properties style:use-window-font-color="true" style:font-name="Gill Sans" fo:font-style="italic" fo:font-weight="bold" style:font-name-asian="Courier-Bold" style:font-style-asian="italic" style:font-weight-asian="bold" style:font-name-complex="Courier-Bold" style:font-style-complex="italic" style:font-weight-complex="bold"/>
    </style:style>
    <style:style style:name="T51" style:family="text">
      <style:text-properties style:use-window-font-color="true" style:font-name="Gill Sans" fo:font-style="italic" style:font-name-asian="Courier-Bold" style:font-style-asian="italic" style:font-name-complex="Courier-Bold" style:font-style-complex="italic"/>
    </style:style>
    <style:style style:name="T52" style:family="text">
      <style:text-properties style:use-window-font-color="true" style:font-name="Gill Sans" style:font-name-asian="Courier-Bold" style:font-name-complex="Courier-Bold"/>
    </style:style>
    <style:style style:name="T53" style:family="text">
      <style:text-properties style:use-window-font-color="true" style:font-name="Gill Sans" style:font-name-asian="Helvetica" style:font-name-complex="Helvetica"/>
    </style:style>
    <style:style style:name="T54" style:family="text">
      <style:text-properties style:use-window-font-color="true" style:font-name="Courier-Bold" fo:font-size="12pt" fo:font-weight="bold" style:font-name-asian="Courier-Bold" style:font-size-asian="12pt" style:font-weight-asian="bold" style:font-name-complex="Courier-Bold" style:font-size-complex="12pt" style:font-weight-complex="bold"/>
    </style:style>
    <style:style style:name="T55" style:family="text">
      <style:text-properties style:use-window-font-color="true" style:font-name="ArialMT" fo:font-size="15pt" fo:font-weight="normal" style:font-name-asian="ArialMT" style:font-size-asian="15pt" style:font-weight-asian="normal" style:font-name-complex="ArialMT" style:font-size-complex="15pt" style:font-weight-complex="normal"/>
    </style:style>
    <style:style style:name="T56" style:family="text">
      <style:text-properties style:use-window-font-color="true" style:font-name="Helvetica1" fo:font-size="11pt" fo:font-style="normal" fo:font-weight="normal" style:font-name-asian="Courier-Bold" style:font-size-asian="11pt" style:font-style-asian="normal" style:font-weight-asian="normal" style:font-name-complex="Courier-Bold" style:font-size-complex="11pt" style:font-style-complex="normal" style:font-weight-complex="normal"/>
    </style:style>
    <style:style style:name="T57" style:family="text">
      <style:text-properties style:font-weight-asian="bold"/>
    </style:style>
    <style:style style:name="T58" style:family="text">
      <style:text-properties style:font-weight-complex="bold"/>
    </style:style>
    <style:style style:name="T59" style:family="text">
      <style:text-properties fo:font-weight="normal"/>
    </style:style>
    <style:style style:name="T60" style:family="text">
      <style:text-properties fo:font-weight="normal" style:font-weight-asian="normal" style:font-weight-complex="normal"/>
    </style:style>
    <style:style style:name="T61" style:family="text">
      <style:text-properties style:font-weight-asian="normal"/>
    </style:style>
    <style:style style:name="T62" style:family="text">
      <style:text-properties style:font-weight-complex="normal"/>
    </style:style>
    <style:style style:name="T63" style:family="text">
      <style:text-properties style:font-size-asian="11pt"/>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style:font-name="Gill Sans" fo:font-size="8pt" fo:font-weight="bold" style:font-size-asian="8pt" style:font-weight-asian="bold" style:font-size-complex="8pt" style:font-weight-complex="bold"/>
    </style:style>
    <style:style style:name="T67" style:family="text">
      <style:text-properties style:font-name="Gill Sans" fo:font-size="11pt" fo:font-weight="bold" style:font-size-asian="11pt" style:font-weight-asian="bold" style:font-size-complex="11pt"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vg:stroke-width="0.0201in" draw:marker-start-width="0.1701in" draw:marker-end-width="0.1701in" svg:stroke-opacity="95%" draw:fill="solid" draw:fill-color="#e6e6e6"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gradient" draw:fill-gradient-name="LittleGray"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gradient" draw:fill-color="#99ccff" draw:fill-gradient-name="LittleGray"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fill="gradient" draw:fill-color="#99ccff" draw:fill-gradient-name="Gradient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marker-end="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marker-start="Arrow" draw:marker-start-width="0.1in" draw:marker-end="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marker-start="Arrow" draw:marker-start-width="0.1in" draw:marker-end="" draw:marker-end-width="0.1201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Universidade de São Paulo</text:p>
      <text:p text:style-name="P5">Instituto de Ciências Matemáticas e de Computação</text:p>
      <text:p text:style-name="P2"/>
      <text:p text:style-name="P2"/>
      <text:p text:style-name="P2"/>
      <text:p text:style-name="P2"/>
      <text:p text:style-name="P2"><draw:line text:anchor-type="paragraph" draw:z-index="1" draw:style-name="gr2" draw:text-style-name="P22" svg:x1="0.4925in" svg:y1="0.05in" svg:x2="6.1697in" svg:y2="0.05in"><text:p/></draw:line></text:p>
      <text:p text:style-name="P6"/>
      <text:p text:style-name="P7">SSC0141 – Sistemas Operacionais II</text:p>
      <text:p text:style-name="P6"/>
      <text:p text:style-name="P7">Projeto 1 – Implementação de um Keylogger para Sistemas Linux</text:p>
      <text:p text:style-name="P7">Parte 1 – Pesquisa e Proposta de Implementação</text:p>
      <text:p text:style-name="P6"/>
      <text:p text:style-name="P7">São Carlos, 30 de agosto de 2009</text:p>
      <text:p text:style-name="P2"/>
      <text:p text:style-name="P2"><draw:line text:anchor-type="paragraph" draw:z-index="2" draw:style-name="gr2" draw:text-style-name="P22" svg:x1="0.4925in" svg:y1="0.05in" svg:x2="6.0807in" svg:y2="0.05in"><text:p/></draw:line></text:p>
      <text:p text:style-name="P2"/>
      <text:p text:style-name="P18">Trabalho desenvolvido pelos alunos:</text:p>
      <text:p text:style-name="P18"/>
      <text:p text:style-name="P18">Ubiratan Soares (5634292)</text:p>
      <text:p text:style-name="P18">Ulisses Soares (5377365)</text:p>
      <text:p text:style-name="P18">Vinicius Grippa (5119050)</text:p>
      <text:p text:style-name="P2"/>
      <text:p text:style-name="P1"/>
      <text:p text:style-name="P1"/>
      <text:p text:style-name="P1"/>
      <text:p text:style-name="P1"/>
      <text:p text:style-name="P1"/>
      <text:list xml:id="list791644112" text:style-name="L1">
        <text:list-item>
          <text:p text:style-name="P13"><text:span text:style-name="T2">Introdução<text:tab/>2</text:span></text:p>
        </text:list-item>
        <text:list-item>
          <text:p text:style-name="P13"><text:span text:style-name="T2">A Jornada de Um Carectere<text:tab/>2</text:span></text:p>
        </text:list-item>
        <text:list-item>
          <text:p text:style-name="P13"><text:span text:style-name="T2">Abordagens para Keylogging em Linux<text:tab/>3</text:span></text:p>
        </text:list-item>
        <text:list-item>
          <text:p text:style-name="P13"><text:span text:style-name="T2">Proposta de Implementação<text:tab/>4</text:span></text:p>
        </text:list-item>
        <text:list-item>
          <text:p text:style-name="P13"><text:span text:style-name="T2">Referências<text:tab/>4</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span text:style-name="T12">Introdução</text:span></text:p>
      <text:p text:style-name="P3"/>
      <text:p text:style-name="P3"><text:tab/>Keystroke logging – ou simplesmente <text:span text:style-name="T10">keylogging </text:span>– é a prática de conhecer os toques nas teclas de um teclado de computador, <text:s/>tipicamente de maneira que o usuário não sabia que suas ações estejam sendo monitoradas [1]. <text:s/>Apesar da viabilidade de uma implementação por hardware, <text:span text:style-name="T15">keyloggers</text:span> normalmente são construídos em software, de maneira a operar segundo características do sistema operacional do computador alvo.</text:p>
      <text:p text:style-name="P3"/>
      <text:p text:style-name="P3"><text:tab/>A construção de um keylogger baseado em software pode seguir uma das seguintes estratégias[1]:</text:p>
      <text:p text:style-name="P3"/>
      <text:list xml:id="list2051310146" text:style-name="L3">
        <text:list-item>
          <text:p text:style-name="P4"><text:span text:style-name="T14">Baseados em Hypervisor</text:span> : o software keylogger teoricamente reside em um malware hypervisor, se comportando similarmente a uma máquina virtual.</text:p>
          <text:p text:style-name="P4"/>
        </text:list-item>
        <text:list-item>
          <text:p text:style-name="P4"><text:span text:style-name="T14">Baseados em Kernel</text:span> : o software keylogger reside no kernel do computador alvo. A implementação frequente é através de <text:span text:style-name="T10">rootkits,</text:span> que subvertem o kernel do sistema operacional para ganhar acesso não-autorizado ao hardware da máquina, por exemplo, atuando como um driver de teclado. São mais difíceis de serem escritos, mas também detectados, em especial por aplicações de modo usuário.</text:p>
          <text:p text:style-name="P4"/>
        </text:list-item>
        <text:list-item>
          <text:p text:style-name="P16"><text:span text:style-name="T6">Baseados em Hook</text:span><text:span text:style-name="T2"> : o software keylogger usa funcionalidades oferecidas pelo sistema operacional para aplicações de maneira a subescrever os eventos do teclado de maneira legítima. O sistema operacional irá notificar o keylogger a cada vez que uma tecla for pressionada.</text:span></text:p>
          <text:p text:style-name="P16"><text:span text:style-name="T2"/></text:p>
        </text:list-item>
        <text:list-item>
          <text:p text:style-name="P16"><text:span text:style-name="T6">Métodos Passivos</text:span><text:span text:style-name="T2"> : o software keylogger é implementado usando-se as APIs do sistema operacional para subescrever os eventos do teclado. <text:s/>São mais simples de escrever, porém podem levar a sobrecarga da CPU, uma vez que uma chamada a API será executada a cada toque.</text:span></text:p>
          <text:p text:style-name="P16"><text:span text:style-name="T27"/></text:p>
        </text:list-item>
      </text:list>
      <text:p text:style-name="P15"><text:span text:style-name="T27"><text:tab/></text:span></text:p>
      <text:p text:style-name="P15"><text:span text:style-name="T34">A Jornada de um Caractere</text:span></text:p>
      <text:p text:style-name="P15"><text:span text:style-name="T28"/></text:p>
      <text:p text:style-name="P8"><text:span text:style-name="T41"><text:tab/>Em um sistema Unix, ao se pressionar um tecla do teclado, o caractere não é simplesmente anexado aos buffers do gerenciador de terminal (</text:span><text:span text:style-name="T27">tty</text:span><text:span text:style-name="T41">) imediatamente após ser enviado por alguma porta do hardware [3]. Uma série de etapas anteriores são necessárias antes que o Kernel saiba qual é o caractere correspondente à tecla pressionada, e antes que esse esteja visível na tela em resposta à ação do usuário.</text:span></text:p>
      <text:p text:style-name="P8"><text:span text:style-name="T41"/></text:p>
      <text:p text:style-name="P8"><text:span text:style-name="T41"><text:tab/>Inicialmente, <text:s/>há um circuito integrado, interno a qualquer teclado, responsável por verificar quando novas teclas são pressionadas ou despressionadas. Uma vez que essas ações são identificadas, essas informações são enviadas através de um ou mais bytes pelo cabo serial (para um teclado PS2 ou USB) para o computador. O chip no teclado pode escolher enviar esses dados em três condificações diferentes, dependendo dos eventos associados ao pressionar e liberar das teclas. Essas condificações são chamadas </text:span><text:span text:style-name="T27">scancodes</text:span><text:span text:style-name="T41">, sendo elas rotuladas de 1 a 3 [2]. O modo default para o envio de scancodes é o modo 2[3].</text:span></text:p>
      <text:p text:style-name="P8"><text:span text:style-name="T41"/></text:p>
      <text:p text:style-name="P15"><text:span text:style-name="T36"><text:tab/>Para o barramento PS2, o controlador de teclado i8042 (ou algum de mesma família) é o responsável por receber os scancodes enviados pelo teclado. <text:s/>Esse controlador é gerenciado pelo Kernel Linux segundo o código-fonte descrito em </text:span><text:span text:style-name="T30">drivers/input/serio/i8042.c</text:span><text:span text:style-name="T36">. </text:span></text:p>
      <text:p text:style-name="P15"><text:span text:style-name="T27"/></text:p>
      <text:p text:style-name="P15"><text:span text:style-name="T36"><text:tab/>A correspondência entre teclas e scancodes, entretanto, não é de um para um. Na verdade, um tecla pressionada pode produzir uma sequência de até 6 scancodes[3]. De fato, é tarefa do kernel fazer o </text:span><text:span text:style-name="T37">parser</text:span><text:span text:style-name="T36"> dessa stream de scancodes, interpretando sequências distintas de scancodes como um mesmo </text:span><text:span text:style-name="T27">key code</text:span><text:span text:style-name="T36">. <text:s/>Essa tarefa está descrita em </text:span><text:span text:style-name="T29">drivers/input/keyboard/atkdb.c</text:span><text:span text:style-name="T43"> . </text:span><text:span text:style-name="T39">Dessa maneira, pressionar a tecla 'ESC' no canto superior esquerdo do teclado sempre irá produzir o Key Code </text:span><text:span text:style-name="T56">1</text:span><text:span text:style-name="T39">, independente dos scancodes enviados pelo teclado e a sequência de como tais scancodes foram enviados.</text:span></text:p>
      <text:p text:style-name="P15"><text:span text:style-name="T39"/></text:p>
      <text:p text:style-name="P15"><text:span text:style-name="T39"/></text:p>
      <text:p text:style-name="P15"><text:span text:style-name="T39"/></text:p>
      <text:p text:style-name="P15"><text:soft-page-break/><text:span text:style-name="T39"><text:tab/>Uma vez definido o key code associado à tecla pressionada, esse é transferido ao sistema de input do Kernel, que irá gerenciar os eventos do teclado segundo especificação descrita em </text:span><text:span text:style-name="T29">drivers/char/keyboard.c</text:span><text:span text:style-name="T39"> . Esse módulo é o responsável <text:s/>por viabilizar o uso do padrão Unicode no nível do Kernel, o que é interessante pois permite o uso de diversos layouts de teclado (Key Maps) em tempo de execução do Kernel através do comando </text:span><text:span text:style-name="T31">loadkeys</text:span><text:span text:style-name="T39">. </text:span></text:p>
      <text:p text:style-name="P15"><text:span text:style-name="T43"/></text:p>
      <text:p text:style-name="P12"><text:span text:style-name="T52"><text:tab/>Neste ponto, o caractere já está pronto para ser encaminhado para o gerenciador de terminal, conhecido no mundo Unix por </text:span><text:span text:style-name="T33">tty</text:span><text:span text:style-name="T52">. Essa é a ponte entre o kernel Linux e os processos de usuário, conforme pode ser ilustrado a seguir [4]:</text:span></text:p>
      <text:p text:style-name="P12"><draw:custom-shape text:anchor-type="paragraph" draw:z-index="0" draw:style-name="gr1" svg:width="4.248in" svg:height="2.2098in" svg:x="1.1846in" svg:y="0.1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52"/></text:p>
      <text:p text:style-name="P12"><text:span text:style-name="T52"/></text:p>
      <text:p text:style-name="P12"><draw:custom-shape text:anchor-type="paragraph" draw:z-index="3" draw:style-name="gr3" draw:text-style-name="P23" svg:width="0.848in" svg:height="0.5571in" svg:x="0.002in" svg:y="0.1075in"><text:p text:style-name="P23"><text:span text:style-name="T5">Display</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ellipse text:anchor-type="paragraph" draw:z-index="5" draw:style-name="gr4" draw:text-style-name="P24" svg:width="0.9898in" svg:height="0.5807in" svg:x="1.4689in" svg:y="0.078in"><text:p text:style-name="P24"><text:span text:style-name="T6">VGA Driver</text:span></text:p></draw:ellipse><draw:ellipse text:anchor-type="paragraph" draw:z-index="9" draw:style-name="gr4" draw:text-style-name="P24" svg:width="0.9898in" svg:height="0.5807in" svg:x="4.1319in" svg:y="0.028in"><text:p text:style-name="P24"><text:span text:style-name="T6">TTY Driver</text:span></text:p></draw:ellipse><draw:rect text:anchor-type="paragraph" draw:z-index="10" draw:style-name="gr5" draw:text-style-name="P23" svg:width="0.9004in" svg:height="0.4614in" svg:x="5.7528in" svg:y="0.1008in"><text:p text:style-name="P23"><text:span text:style-name="T5">User</text:span></text:p><text:p text:style-name="P23"><text:span text:style-name="T5">Process</text:span></text:p></draw:rect><text:span text:style-name="T52"/></text:p>
      <text:p text:style-name="P12"><draw:line text:anchor-type="paragraph" draw:z-index="17" draw:style-name="gr7" draw:text-style-name="P22" svg:x1="5.1217in" svg:y1="0.1181in" svg:x2="5.7528in" svg:y2="0.1181in"><text:p/></draw:line><text:span text:style-name="T52"/></text:p>
      <text:p text:style-name="P12"><draw:ellipse text:anchor-type="paragraph" draw:z-index="7" draw:style-name="gr4" draw:text-style-name="P24" svg:width="0.9898in" svg:height="0.5807in" svg:x="2.8299in" svg:y="0.1311in"><text:p text:style-name="P24"><text:span text:style-name="T6">Terminal</text:span></text:p><text:p text:style-name="P24"><text:span text:style-name="T6">Emulator</text:span></text:p></draw:ellipse><draw:line text:anchor-type="paragraph" draw:z-index="16" draw:style-name="gr7" draw:text-style-name="P22" svg:x1="5.0457in" svg:y1="0.1283in" svg:x2="5.7528in" svg:y2="0.9465in"><text:p/></draw:line><draw:line text:anchor-type="paragraph" draw:z-index="18" draw:style-name="gr6" draw:text-style-name="P22" svg:x1="2.8299in" svg:y1="0.3807in" svg:x2="2.3898in" svg:y2="0.1508in"><text:p/></draw:line><draw:line text:anchor-type="paragraph" draw:z-index="19" draw:style-name="gr8" draw:text-style-name="P22" svg:x1="0.85in" svg:y1="0.0102in" svg:x2="1.4689in" svg:y2="0.0102in"><text:p/></draw:line><text:span text:style-name="T52"> </text:span></text:p>
      <text:p text:style-name="P12"><draw:line text:anchor-type="paragraph" draw:z-index="15" draw:style-name="gr7" draw:text-style-name="P22" svg:x1="4.5992in" svg:y1="0.0811in" svg:x2="4.5992in" svg:y2="0.7563in"><text:p/></draw:line><text:span text:style-name="T52"><text:tab/></text:span></text:p>
      <text:p text:style-name="P15"><text:span text:style-name="T27"/></text:p>
      <text:p text:style-name="P15"><draw:line text:anchor-type="paragraph" draw:z-index="13" draw:style-name="gr6" draw:text-style-name="P22" svg:x1="2.4283in" svg:y1="0.4484in" svg:x2="2.8882in" svg:y2="0.0618in"><text:p/></draw:line><draw:line text:anchor-type="paragraph" draw:z-index="14" draw:style-name="gr7" draw:text-style-name="P22" svg:x1="3.6925in" svg:y1="0.1118in" svg:x2="4.25in" svg:y2="0.5535in"><text:p/></draw:line><text:span text:style-name="T27"/></text:p>
      <text:p text:style-name="P15"><draw:custom-shape text:anchor-type="paragraph" draw:z-index="4" draw:style-name="gr3" draw:text-style-name="P23" svg:width="0.848in" svg:height="0.5571in" svg:x="0.0083in" svg:y="0.0902in"><text:p text:style-name="P23"><text:span text:style-name="T5">Keyboard</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ellipse text:anchor-type="paragraph" draw:z-index="6" draw:style-name="gr4" draw:text-style-name="P25" svg:width="0.9898in" svg:height="0.5807in" svg:x="1.439in" svg:y="0.0071in"><text:p text:style-name="P25"><text:span text:style-name="T66">Keyboard Driver</text:span></text:p></draw:ellipse><draw:rect text:anchor-type="paragraph" draw:z-index="11" draw:style-name="gr5" draw:text-style-name="P23" svg:width="0.9004in" svg:height="0.4614in" svg:x="5.7528in" svg:y="0.0252in"><text:p text:style-name="P23"><text:span text:style-name="T5">User</text:span></text:p><text:p text:style-name="P23"><text:span text:style-name="T5">Process</text:span></text:p></draw:rect><text:span text:style-name="T27"/></text:p>
      <text:p text:style-name="P15"><draw:line text:anchor-type="paragraph" draw:z-index="12" draw:style-name="gr6" draw:text-style-name="P22" svg:x1="0.8575in" svg:y1="0.1417in" svg:x2="1.4386in" svg:y2="0.1417in"><text:p/></draw:line><draw:ellipse text:anchor-type="paragraph" draw:z-index="8" draw:style-name="gr4" draw:text-style-name="P24" svg:width="0.9898in" svg:height="0.5807in" svg:x="4.1547in" svg:y="0.0972in"><text:p text:style-name="P24"><text:span text:style-name="T6">Line</text:span></text:p><text:p text:style-name="P24"><text:span text:style-name="T6">Discipline</text:span></text:p></draw:ellipse><text:span text:style-name="T27"/></text:p>
      <text:p text:style-name="P15"><text:span text:style-name="T27"/></text:p>
      <text:p text:style-name="P15"><draw:rect text:anchor-type="paragraph" draw:z-index="20" draw:style-name="gr9" draw:text-style-name="P26" svg:width="0.9748in" svg:height="0.2752in" svg:x="2.7626in" svg:y="0.1465in"><text:p text:style-name="P22"><text:span text:style-name="T67">KERNEL</text:span></text:p></draw:rect><text:span text:style-name="T27"/></text:p>
      <text:p text:style-name="P15"><text:span text:style-name="T27"/></text:p>
      <text:p text:style-name="P15"><text:span text:style-name="T27"/></text:p>
      <text:p text:style-name="P15"><text:span text:style-name="T27"/></text:p>
      <text:p text:style-name="P15"><text:span text:style-name="T27"/></text:p>
      <text:p text:style-name="P15"><text:span text:style-name="T36"><text:tab/>O caractere processado pelo driver do teclado é encaminhado para o emulador de terminal (em substituição aos antigos terminais físicos presentes no início do sistema UNIX). Então, esse caractere é anexado em um ou mais buffers (Line Discipline) do sistema operacional, de maneira que um fluxo de caracteres possa ser editado via alguns comandos básicos rudimentares do Kernel, como </text:span><text:span text:style-name="T37">Erase Word</text:span><text:span text:style-name="T36">, </text:span><text:span text:style-name="T37">Clear Line</text:span><text:span text:style-name="T36">, dentre outros [4]. Através desses buffers, aplicações podem operar ora no modo canônico, ora em modo </text:span><text:span text:style-name="T27">RAW</text:span><text:span text:style-name="T36"> (</text:span><text:span text:style-name="T37">Read After Write</text:span><text:span text:style-name="T36">), no qual a aplicação é responsável por gerenciar os comandos de edição do fluxo de caracteres. Isso é extremamente comum na maioria das aplicações interativas. Por fim, esses vários buffers ficam à disposição do Driver TTY, responsável pela execução e gerenciamento de processos do usuário em tempo compartilhado. </text:span></text:p>
      <text:p text:style-name="P15"><text:span text:style-name="T27"/></text:p>
      <text:p text:style-name="P15"><text:span text:style-name="T27"/></text:p>
      <text:p text:style-name="P9"><text:span text:style-name="T32">Abordagens para Keylogging em Linux</text:span></text:p>
      <text:p text:style-name="P15"><text:span text:style-name="T27"/></text:p>
      <text:p text:style-name="P10"><text:span text:style-name="T53"><text:tab/>Um keylogger, em Linux ou outro sistema UNIX, deve seguir uma de duas abordagens [5] :</text:span></text:p>
      <text:p text:style-name="P10"><text:span text:style-name="T53"/></text:p>
      <text:list xml:id="list169514547" text:style-name="L4">
        <text:list-item>
          <text:p text:style-name="P11"><text:span text:style-name="T53">Ser uma aplicação no espaço do usuário, que de alguma maneira intercepta o fluxo de caracteres dentro do Kernel usando permissões de super-usuário;</text:span></text:p>
          <text:p text:style-name="P11"><text:span text:style-name="T53"/></text:p>
        </text:list-item>
        <text:list-item>
          <text:p text:style-name="P11"><text:span text:style-name="T53">Ser um aplicação (ou módulo) dentro do Kernel, que intercepta os key codes em algum ponto do fluxo dos caracteres.</text:span></text:p>
        </text:list-item>
      </text:list>
      <text:p text:style-name="P10"><text:span text:style-name="T53"/></text:p>
      <text:p text:style-name="P10"><text:span text:style-name="T53"><text:tab/>Cada abordagem possui prós e contras. <text:s/>Para os pontos a favor de um keylogging como processo do usuário, destacam-se e independência entre versões do Kernel, a facilidade para acessar a rede e a relativa facilidade em escrever grandes quantidades de dados no sistema de arquivos. Contudo, o programa keylogger deve de alguma maneira conhecer o layout de teclado utilizado, além de ser capaz de isolar interferências no fluxo de caracteres advindos de outros dispositivos que utilizem a mesma porta do hardware (por exemplo, um mouse USB ou PS2).</text:span></text:p>
      <text:p text:style-name="P10"><text:span text:style-name="T53"/></text:p>
      <text:p text:style-name="P10"><text:span text:style-name="T53"><text:tab/>Em contrapartida, keyloggers de Kernel tendem a ser mais eficientes e fáceis de escrever do que concorrentes em espaço do usuário, uma vez que não são necessárias traduções de key codes para alguma forma legível, tradução de keymaps e outros : há menos trabalho a ser feito. <text:s/>Além disso, tais keyloggers tem </text:span><text:soft-page-break/><text:span text:style-name="T53">acesso a todas as estruturas do driver TTY, o que permite keylogging sobre todos os usuários loggados na máquina, como processos SSH ou Telnet. Contudo, essa estratégia tende a ser dependente da versão do Kernel Linux para a qual foi concebida, e em particular para o Kernel Linux 2.6, mais difícil de ser implementa uma vez que a tabela de chamadas ao sistema não é mais exportada, de modo que não há maneira fácil de interceptar uma system call. <text:s/>Além disso, tende a ser mais difícil acessar o sistema de arquivos de dentro do Kernel, e inevitavelmente esse terá que ser recompilado para que o keylogger seja operável.</text:span></text:p>
      <text:p text:style-name="P15"><text:span text:style-name="T27"/></text:p>
      <text:p text:style-name="P9"><text:span text:style-name="T32">Proposta para Implementação</text:span></text:p>
      <text:p text:style-name="P15"><text:span text:style-name="T27"/></text:p>
      <text:p text:style-name="P10"><text:span text:style-name="T53"><text:tab/>A proposta desse grupo é implementar um hook keylogger para Linux, que opere como um processo de usuário. Tal abordagem é adotada devido aos fatores de independência de plataformas de Kernel, pela simplicidade em relação ao Kernel em si (recompilar o Kernel pode simplesmente ser inviável em certos ambientes), além da menor complexidade relativa em relação à extensão do código-fonte a ser desenvolvido para futuros upgrades, uma vez que keymaps de teclado, tabelas de keycodes, dentre outras informações, são facilmente acessíveis via internet e incorporáveis ao programa a ser eventualmente extendido. A estratégia, em princípio, é ler diretamente a porta PS2 do teclado com permissão de root, reinterpretando scancodes e obtendo os keycodes gerados, salvando o fluxo de caracteres em algum arquivo de log.</text:span></text:p>
      <text:p text:style-name="P10"><text:span text:style-name="T53"/></text:p>
      <text:p text:style-name="P10"><text:span text:style-name="T53"><text:tab/>Inicialmente, não está previsto tratamento de erros para outros dispositivos na mesma porta (mouse), sendo que esse aspecto do keylogger – desejável por parte do grupo – está sujeito exclusivamente ao fator tempo demandado na confecção do programa, que deve ser compatível com a data de entrega do projeto segundo a ementa do curso. A implementação será feita em linguagem C, dada a sinergia dessa com o mundo UNIX. Adicionalmente, será estudada a viabilidade de um metakeylogger, capaz ser utilizado tanto para teclados PS2 como USB. </text:span></text:p>
      <text:p text:style-name="P15"><text:span text:style-name="T27"/></text:p>
      <text:p text:style-name="P15"><text:span text:style-name="T3">Referências</text:span></text:p>
      <text:p text:style-name="P1"/>
      <text:list xml:id="list729639662" text:style-name="L2">
        <text:list-item>
          <text:p text:style-name="P14"><text:span text:style-name="T2">“</text:span><text:span text:style-name="T4">Keystroke logging</text:span><text:span text:style-name="T2">”. Wikipedia, The Free Encyclopedia, 29 de agosto de 2009, 16:11 UTC. Recuperado em 30 de agosto de 2009. </text:span><text:a xlink:type="simple" xlink:href="http://en.wikipedia.org/wiki/Keylogging"><text:span text:style-name="T2">http://en.wikipedia.org/wiki/Keylogging</text:span></text:a></text:p>
        </text:list-item>
        <text:list-item>
          <text:p text:style-name="P14"><text:span text:style-name="T2">“</text:span><text:span text:style-name="T4">Linux and the Keyboard</text:span><text:span text:style-name="T2">” . Auf Kante, 10 de abril de 2007. </text:span></text:p>
          <text:p text:style-name="P14"><text:span text:style-name="T2">Recuperado em 29 de agosto de 2009. </text:span><text:a xlink:type="simple" xlink:href="http://gunnarwrobel.de/wiki/Linux-and-the-keyboard.html"><text:span text:style-name="T2">http://gunnarwrobel.de/wiki/Linux-and-the-keyboard.html</text:span></text:a></text:p>
        </text:list-item>
        <text:list-item>
          <text:p text:style-name="P14"><text:span text:style-name="T2">“</text:span><text:span text:style-name="T4">The Linux Keyboard Driver</text:span><text:span text:style-name="T2">”. The Linux Journal, 01 de junho de 1995. </text:span></text:p>
          <text:p text:style-name="P14"><text:span text:style-name="T2">Recuperado em 29 de agosto de 2009. </text:span><text:a xlink:type="simple" xlink:href="http://www.linuxjournal.com/article/1080"><text:span text:style-name="T2">http://www.linuxjournal.com/article/1080</text:span></text:a></text:p>
        </text:list-item>
        <text:list-item>
          <text:p text:style-name="P14"><text:span text:style-name="T2">“</text:span><text:span text:style-name="T4">The TTY Demystified”</text:span><text:span text:style-name="T2"> . <text:s/>Linus Akelson, <text:s/>25 de julho de 2008.</text:span></text:p>
          <text:p text:style-name="P14"><text:span text:style-name="T2">Recuperado em 28 de agosto de 2009. </text:span><text:a xlink:type="simple" xlink:href="http://www.linusakesson.net/programming/tty/index.php"><text:span text:style-name="T2">http://www.linusakesson.net/programming/tty/index.php</text:span></text:a></text:p>
        </text:list-item>
        <text:list-item>
          <text:p text:style-name="P14"><text:span text:style-name="T2">“</text:span><text:span text:style-name="T4">Study of Buffer Overflows and Keyloggers in the Linux Operating Systems</text:span><text:span text:style-name="T2">”. Carrol, Patrick - University of Baltimore, Novembro de 2007.</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Bold" svg:font-family="Courier-Bold" style:font-family-generic="modern"/>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Helvetica1" svg:font-family="Helvetica"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LittleGray" draw:style="linear" draw:start-color="#999999" draw:end-color="#e6e6e6"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30T10:35:01</meta:creation-date>
    <dc:date>2009-08-30T21:34:28</dc:date>
    <meta:editing-duration>PT10H59M31S</meta:editing-duration>
    <meta:editing-cycles>24</meta:editing-cycles>
    <meta:generator>NeoOffice/3.0$Unix OpenOffice.org_project/Patch 0</meta:generator>
    <meta:document-statistic meta:table-count="0" meta:image-count="0" meta:object-count="0" meta:page-count="4" meta:paragraph-count="52" meta:word-count="1544" meta:character-count="9695"/>
    <meta:user-defined meta:name="Info 1"/>
    <meta:user-defined meta:name="Info 2"/>
    <meta:user-defined meta:name="Info 3"/>
    <meta:user-defined meta:name="Info 4"/>
  </office:meta>
</office:document-meta>
</file>